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92893218813453" calcext:value-type="float">
            <text:p>0,292893218813453</text:p>
          </table:table-cell>
          <table:table-cell office:value-type="float" office:value="0.29643754719508" calcext:value-type="float">
            <text:p>0,29643754719508</text:p>
          </table:table-cell>
          <table:table-cell office:value-type="float" office:value="0.292902057482493" calcext:value-type="float">
            <text:p>0,292902057482493</text:p>
          </table:table-cell>
          <table:table-cell/>
          <table:table-cell office:value-type="string" calcext:value-type="string">
            <text:p>pertur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92893218813453" calcext:value-type="float">
            <text:p>0,292893218813453</text:p>
          </table:table-cell>
          <table:table-cell office:value-type="float" office:value="0.289366567769905" calcext:value-type="float">
            <text:p>0,289366567769905</text:p>
          </table:table-cell>
          <table:table-cell office:value-type="float" office:value="0.292902057482493" calcext:value-type="float">
            <text:p>0,292902057482493</text:p>
          </table:table-cell>
          <table:table-cell/>
          <table:table-cell office:value-type="string" calcext:value-type="string">
            <text:p>cost</text:p>
          </table:table-cell>
          <table:table-cell office:value-type="float" office:value="0.292893218813453" calcext:value-type="float">
            <text:p>0,2928932188134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91141057799798" calcext:value-type="float">
            <text:p>0,291141057799798</text:p>
          </table:table-cell>
          <table:table-cell office:value-type="float" office:value="0.291149697084577" calcext:value-type="float">
            <text:p>0,291149697084577</text:p>
          </table:table-cell>
          <table:table-cell office:value-type="float" office:value="0.292893218813453" calcext:value-type="float">
            <text:p>0,29289321881345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94658770578194" calcext:value-type="float">
            <text:p>0,294658770578194</text:p>
          </table:table-cell>
          <table:table-cell office:value-type="float" office:value="0.294667631482493" calcext:value-type="float">
            <text:p>0,294667631482493</text:p>
          </table:table-cell>
          <table:table-cell office:value-type="float" office:value="0.292893218813453" calcext:value-type="float">
            <text:p>0,29289321881345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92910895820097" calcext:value-type="float">
            <text:p>0,292910895820097</text:p>
          </table:table-cell>
          <table:table-cell office:value-type="float" office:value="0.292910895820097" calcext:value-type="float">
            <text:p>0,292910895820097</text:p>
          </table:table-cell>
          <table:table-cell office:value-type="float" office:value="0.292893218813452" calcext:value-type="float">
            <text:p>0,29289321881345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riv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B2]-[.$G$3])/[.$G$2]" office:value-type="float" office:value="0" calcext:value-type="float">
            <text:p>0</text:p>
          </table:table-cell>
          <table:table-cell table:formula="of:=([.C2]-[.$G$3])/[.$G$2]" office:value-type="float" office:value="0.354432838162766" calcext:value-type="float">
            <text:p>0,354432838162766</text:p>
          </table:table-cell>
          <table:table-cell table:formula="of:=([.D2]-[.$G$3])/[.$G$2]" office:value-type="float" office:value="0.00088386690401121" calcext:value-type="float">
            <text:p>0,0008838669040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B3]-[.$G$3])/[.$G$2]" office:value-type="float" office:value="0" calcext:value-type="float">
            <text:p>0</text:p>
          </table:table-cell>
          <table:table-cell table:formula="of:=([.C3]-[.$G$3])/[.$G$2]" office:value-type="float" office:value="-0.352665104354744" calcext:value-type="float">
            <text:p>-0,352665104354744</text:p>
          </table:table-cell>
          <table:table-cell table:formula="of:=([.D3]-[.$G$3])/[.$G$2]" office:value-type="float" office:value="0.00088386690401121" calcext:value-type="float">
            <text:p>0,00088386690401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B4]-[.$G$3])/[.$G$2]" office:value-type="float" office:value="-0.175216101365494" calcext:value-type="float">
            <text:p>-0,175216101365494</text:p>
          </table:table-cell>
          <table:table-cell table:formula="of:=([.C4]-[.$G$3])/[.$G$2]" office:value-type="float" office:value="-0.174352172887565" calcext:value-type="float">
            <text:p>-0,174352172887565</text:p>
          </table:table-cell>
          <table:table-cell table:formula="of:=([.D4]-[.$G$3])/[.$G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B5]-[.$G$3])/[.$G$2]" office:value-type="float" office:value="0.176555176474158" calcext:value-type="float">
            <text:p>0,176555176474158</text:p>
          </table:table-cell>
          <table:table-cell table:formula="of:=([.C5]-[.$G$3])/[.$G$2]" office:value-type="float" office:value="0.177441266904022" calcext:value-type="float">
            <text:p>0,177441266904022</text:p>
          </table:table-cell>
          <table:table-cell table:formula="of:=([.D5]-[.$G$3])/[.$G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B6]-[.$G$3])/[.$G$2]" office:value-type="float" office:value="0.00176770066446785" calcext:value-type="float">
            <text:p>0,001767700664468</text:p>
          </table:table-cell>
          <table:table-cell table:formula="of:=([.C6]-[.$G$3])/[.$G$2]" office:value-type="float" office:value="0.00176770066445675" calcext:value-type="float">
            <text:p>0,001767700664457</text:p>
          </table:table-cell>
          <table:table-cell table:formula="of:=([.D6]-[.$G$3])/[.$G$2]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8:31:07.218475689</meta:creation-date>
    <dc:date>2020-11-02T21:08:05.073111141</dc:date>
    <meta:editing-duration>PT2H16M37S</meta:editing-duration>
    <meta:editing-cycles>1</meta:editing-cycles>
    <meta:document-statistic meta:table-count="1" meta:cell-count="51" meta:object-count="0"/>
    <meta:generator>LibreOffice/6.4.6.2$Linux_X86_64 LibreOffice_project/40$Build-2</meta:generator>
  </office:meta>
</office:document-meta>
</file>